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deral Reserve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Federal Reserve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8464" calcext:value-type="float">
            <text:p>8464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13])/SQRT(SUM([.E2:.E113]))/SQRT(SUM([.F2:.F113]))" office:value-type="float" office:value="0.147912838438027" calcext:value-type="float">
            <text:p>0.15</text:p>
          </table:table-cell>
          <table:table-cell table:style-name="ce6" table:formula="of:=CORREL([.B2:.B113];[.C2:.C113])" office:value-type="float" office:value="0.140546752887877" calcext:value-type="float">
            <text:p>0.14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8281" calcext:value-type="float">
            <text:p>8281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8281" calcext:value-type="float">
            <text:p>828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9025" calcext:value-type="float">
            <text:p>9025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6724" calcext:value-type="float">
            <text:p>6724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10000" calcext:value-type="float">
            <text:p>1000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5929" calcext:value-type="float">
            <text:p>5929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6084" calcext:value-type="float">
            <text:p>6084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6400" calcext:value-type="float">
            <text:p>640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6561" calcext:value-type="float">
            <text:p>6561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6561" calcext:value-type="float">
            <text:p>6561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4900" calcext:value-type="float">
            <text:p>4900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5625" calcext:value-type="float">
            <text:p>5625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4489" calcext:value-type="float">
            <text:p>4489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4225" calcext:value-type="float">
            <text:p>4225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4489" calcext:value-type="float">
            <text:p>4489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4624" calcext:value-type="float">
            <text:p>4624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4096" calcext:value-type="float">
            <text:p>4096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5184" calcext:value-type="float">
            <text:p>5184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4356" calcext:value-type="float">
            <text:p>4356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4356" calcext:value-type="float">
            <text:p>4356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2809" calcext:value-type="float">
            <text:p>2809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3136" calcext:value-type="float">
            <text:p>3136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3136" calcext:value-type="float">
            <text:p>3136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809" calcext:value-type="float">
            <text:p>2809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2500" calcext:value-type="float">
            <text:p>250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2401" calcext:value-type="float">
            <text:p>240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401" calcext:value-type="float">
            <text:p>240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2025" calcext:value-type="float">
            <text:p>2025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681" calcext:value-type="float">
            <text:p>168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3844" calcext:value-type="float">
            <text:p>384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4096" calcext:value-type="float">
            <text:p>4096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3025" calcext:value-type="float">
            <text:p>3025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2916" calcext:value-type="float">
            <text:p>2916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5625" calcext:value-type="float">
            <text:p>5625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5041" calcext:value-type="float">
            <text:p>5041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1225" calcext:value-type="float">
            <text:p>1225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2025" calcext:value-type="float">
            <text:p>2025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5625" calcext:value-type="float">
            <text:p>5625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6241" calcext:value-type="float">
            <text:p>624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3600" calcext:value-type="float">
            <text:p>360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3136" calcext:value-type="float">
            <text:p>3136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2209" calcext:value-type="float">
            <text:p>220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2304" calcext:value-type="float">
            <text:p>230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2704" calcext:value-type="float">
            <text:p>2704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600" calcext:value-type="float">
            <text:p>1600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1369" calcext:value-type="float">
            <text:p>1369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600" calcext:value-type="float">
            <text:p>1600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681" calcext:value-type="float">
            <text:p>1681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296" calcext:value-type="float">
            <text:p>1296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369" calcext:value-type="float">
            <text:p>1369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369" calcext:value-type="float">
            <text:p>1369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1444" calcext:value-type="float">
            <text:p>1444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961" calcext:value-type="float">
            <text:p>961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729" calcext:value-type="float">
            <text:p>729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784" calcext:value-type="float">
            <text:p>784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444" calcext:value-type="float">
            <text:p>144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024" calcext:value-type="float">
            <text:p>1024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444" calcext:value-type="float">
            <text:p>144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089" calcext:value-type="float">
            <text:p>108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089" calcext:value-type="float">
            <text:p>108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961" calcext:value-type="float">
            <text:p>961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681" calcext:value-type="float">
            <text:p>1681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225" calcext:value-type="float">
            <text:p>1225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681" calcext:value-type="float">
            <text:p>1681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1521" calcext:value-type="float">
            <text:p>1521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1156" calcext:value-type="float">
            <text:p>1156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841" calcext:value-type="float">
            <text:p>841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625" calcext:value-type="float">
            <text:p>625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156" calcext:value-type="float">
            <text:p>1156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784" calcext:value-type="float">
            <text:p>784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676" calcext:value-type="float">
            <text:p>67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784" calcext:value-type="float">
            <text:p>78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841" calcext:value-type="float">
            <text:p>841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361" calcext:value-type="float">
            <text:p>361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289" calcext:value-type="float">
            <text:p>289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529" calcext:value-type="float">
            <text:p>529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676" calcext:value-type="float">
            <text:p>676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529" calcext:value-type="float">
            <text:p>529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484" calcext:value-type="float">
            <text:p>484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576" calcext:value-type="float">
            <text:p>57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676" calcext:value-type="float">
            <text:p>676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529" calcext:value-type="float">
            <text:p>529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361" calcext:value-type="float">
            <text:p>36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676" calcext:value-type="float">
            <text:p>676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961" calcext:value-type="float">
            <text:p>961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676" calcext:value-type="float">
            <text:p>676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576" calcext:value-type="float">
            <text:p>576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576" calcext:value-type="float">
            <text:p>57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484" calcext:value-type="float">
            <text:p>48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784" calcext:value-type="float">
            <text:p>78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784" calcext:value-type="float">
            <text:p>784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529" calcext:value-type="float">
            <text:p>529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529" calcext:value-type="float">
            <text:p>52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56" calcext:value-type="float">
            <text:p>256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361" calcext:value-type="float">
            <text:p>36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484" calcext:value-type="float">
            <text:p>484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529" calcext:value-type="float">
            <text:p>529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900" calcext:value-type="float">
            <text:p>900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361" calcext:value-type="float">
            <text:p>361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441" calcext:value-type="float">
            <text:p>441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361" calcext:value-type="float">
            <text:p>36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1089" calcext:value-type="float">
            <text:p>108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289" calcext:value-type="float">
            <text:p>289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324" calcext:value-type="float">
            <text:p>324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256" calcext:value-type="float">
            <text:p>256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400" calcext:value-type="float">
            <text:p>400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361" calcext:value-type="float">
            <text:p>361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25" calcext:value-type="float">
            <text:p>225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256" calcext:value-type="float">
            <text:p>25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361" calcext:value-type="float">
            <text:p>361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76" calcext:value-type="float">
            <text:p>76</text:p>
          </table:table-cell>
          <table:table-cell table:style-name="ce4" table:formula="of:=[.B113]*[.B113]" office:value-type="float" office:value="5776" calcext:value-type="float">
            <text:p>5776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28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ederal Reserve vs Fake central bank'.A1:'Federal Reserve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05:56.609735686</dc:date>
    <meta:editing-duration>PT8M49S</meta:editing-duration>
    <meta:editing-cycles>3</meta:editing-cycles>
    <meta:generator>LibreOffice/7.3.7.2$Linux_X86_64 LibreOffice_project/30$Build-2</meta:generator>
    <meta:document-statistic meta:table-count="1" meta:cell-count="686" meta:object-count="0"/>
  </office:meta>
</office:document-meta>
</file>